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adornments="Gras" style:font-pitch="variable"/>
    <style:font-face style:name="Arial2" svg:font-family="Arial" style:font-adornments="Gras" style:font-family-generic="modern" style:font-pitch="variable"/>
    <style:font-face style:name="Arial3" svg:font-family="Arial" style:font-adornments="Gras" style:font-family-generic="swiss" style:font-pitch="variable"/>
    <style:font-face style:name="Arial4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nsolas" svg:font-family="Consolas" style:font-family-generic="swiss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adornments="Gras" style:font-family-generic="modern" style:font-pitch="variable"/>
    <style:font-face style:name="Consolas7" svg:font-family="Consolas" style:font-family-generic="system"/>
    <style:font-face style:name="Consolas8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/>
    <style:font-face style:name="Mangal3" svg:font-family="Mangal" style:font-family-generic="system" style:font-pitch="variable"/>
    <style:font-face style:name="Microsoft YaHei" svg:font-family="'Microsoft YaHei'" style:font-family-generic="system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4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6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text-properties fo:font-size="20pt"/>
    </style:style>
    <style:style style:name="P25" style:family="paragraph">
      <style:paragraph-properties fo:margin-left="0cm" fo:margin-right="0cm" fo:margin-top="0cm" fo:margin-bottom="0.2cm" fo:text-indent="0cm"/>
    </style:style>
    <style:style style:name="P26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style:paragraph-properties fo:text-align="justify"/>
    </style:style>
    <style:style style:name="P29" style:family="paragraph">
      <loext:graphic-properties draw:fill="none" draw:fill-color="#ffffff"/>
      <style:paragraph-properties fo:text-align="justify" style:writing-mode="lr-tb"/>
    </style:style>
    <style:style style:name="P30" style:family="paragraph">
      <style:paragraph-properties fo:text-align="center" style:text-autospace="none"/>
    </style:style>
    <style:style style:name="P31" style:family="paragraph">
      <style:paragraph-properties fo:margin-left="4cm" fo:margin-right="0cm" fo:margin-top="0cm" fo:margin-bottom="0.5cm" fo:text-indent="0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style:paragraph-properties fo:margin-top="0cm" fo:margin-bottom="0.5cm" style:text-autospace="none"/>
    </style:style>
    <style:style style:name="P35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3" fo:font-size="26pt" style:font-name-asian="Consolas3" style:font-size-asian="26pt" style:font-name-complex="Consolas3" style:font-size-complex="26pt"/>
    </style:style>
    <style:style style:name="T9" style:family="text">
      <style:text-properties fo:color="#17c6a3" loext:opacity="100%" style:font-name="Consolas3" fo:font-size="26pt" style:font-name-asian="Consolas3" style:font-size-asian="26pt" style:font-name-complex="Consolas3" style:font-size-complex="26pt"/>
    </style:style>
    <style:style style:name="T10" style:family="text">
      <style:text-properties fo:color="#000080" loext:opacity="100%" style:font-name="Arial4" fo:font-size="30pt" style:font-name-asian="Consolas3" style:font-size-asian="30pt" style:font-name-complex="Consolas3" style:font-size-complex="30pt"/>
    </style:style>
    <style:style style:name="T11" style:family="text">
      <style:text-properties fo:color="#00b0f0" loext:opacity="100%" style:font-name="Arial4" fo:font-size="26pt" style:font-name-asian="Consolas3" style:font-size-asian="26pt" style:font-name-complex="Consolas3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2" style:font-size-asian="32pt" style:font-style-asian="normal" style:font-weight-asian="normal" style:font-name-complex="Mang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2" style:font-size-asian="34pt" style:font-style-asian="normal" style:font-weight-asian="normal" style:font-name-complex="Mangal3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20" style:family="text">
      <style:text-properties fo:color="#00a933" loext:opacity="100%" style:font-name="Consolas3" fo:font-size="20pt" style:font-name-asian="Consolas3" style:font-size-asian="20pt" style:font-name-complex="Consolas3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3" fo:font-size="26pt" fo:font-style="italic" style:font-name-asian="Consolas3" style:font-size-asian="26pt" style:font-style-asian="italic" style:font-name-complex="Consolas3" style:font-size-complex="26pt" style:font-style-complex="italic"/>
    </style:style>
    <style:style style:name="T25" style:family="text">
      <style:text-properties fo:color="#cc6c1d" loext:opacity="100%" style:font-name="Consolas3" fo:font-size="26pt" style:font-name-asian="Consolas3" style:font-size-asian="26pt" style:font-name-complex="Consolas3" style:font-size-complex="26pt"/>
    </style:style>
    <style:style style:name="T26" style:family="text">
      <style:text-properties fo:color="#d9e8f7" loext:opacity="100%" style:font-name="Consolas3" fo:font-size="26pt" style:font-name-asian="Consolas3" style:font-size-asian="26pt" style:font-name-complex="Consolas3" style:font-size-complex="26pt"/>
    </style:style>
    <style:style style:name="T27" style:family="text">
      <style:text-properties fo:color="#66e1f8" loext:opacity="100%" style:font-name="Consolas3" fo:font-size="26pt" style:font-name-asian="Consolas3" style:font-size-asian="26pt" style:font-name-complex="Consolas3" style:font-size-complex="26pt"/>
    </style:style>
    <style:style style:name="T28" style:family="text">
      <style:text-properties fo:color="#e6e6fa" loext:opacity="100%" style:font-name="Consolas3" fo:font-size="26pt" style:font-name-asian="Consolas3" style:font-size-asian="26pt" style:font-name-complex="Consolas3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bold" style:font-name-complex="Consolas3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3" fo:font-size="24pt" fo:font-style="italic" style:font-name-asian="Consolas3" style:font-size-asian="24pt" style:font-style-asian="italic" style:font-name-complex="Consolas3" style:font-size-complex="24pt" style:font-style-complex="italic"/>
    </style:style>
    <style:style style:name="T40" style:family="text">
      <style:text-properties fo:color="#b3b3b3" loext:opacity="100%" style:font-name="Consolas3" fo:font-size="24pt" style:font-name-asian="Consolas3" style:font-size-asian="24pt" style:font-name-complex="Consolas3" style:font-size-complex="24pt"/>
    </style:style>
    <style:style style:name="T41" style:family="text">
      <style:text-properties fo:color="#eb4b64" loext:opacity="100%" style:font-name="Consolas3" fo:font-size="24pt" style:font-name-asian="Consolas3" style:font-size-asian="24pt" style:font-name-complex="Consolas3" style:font-size-complex="24pt"/>
    </style:style>
    <style:style style:name="T42" style:family="text">
      <style:text-properties fo:color="#d9e8f7" loext:opacity="100%" style:font-name="Consolas3" fo:font-size="24pt" style:font-name-asian="Consolas3" style:font-size-asian="24pt" style:font-name-complex="Consolas3" style:font-size-complex="24pt"/>
    </style:style>
    <style:style style:name="T43" style:family="text">
      <style:text-properties fo:color="#e6e6fa" loext:opacity="100%" style:font-name="Consolas3" fo:font-size="24pt" style:font-name-asian="Consolas3" style:font-size-asian="24pt" style:font-name-complex="Consolas3" style:font-size-complex="24pt"/>
    </style:style>
    <style:style style:name="T44" style:family="text">
      <style:text-properties fo:color="#cc81ba" loext:opacity="100%" style:font-name="Consolas3" fo:font-size="24pt" fo:font-style="italic" style:font-name-asian="Consolas3" style:font-size-asian="24pt" style:font-style-asian="italic" style:font-name-complex="Consolas3" style:font-size-complex="24pt" style:font-style-complex="italic"/>
    </style:style>
    <style:style style:name="T45" style:family="text">
      <style:text-properties fo:color="#8ddaf8" loext:opacity="100%" style:font-name="Consolas3" fo:font-size="24pt" fo:font-style="italic" fo:font-weight="bold" style:font-name-asian="Consolas3" style:font-size-asian="24pt" style:font-style-asian="italic" style:font-weight-asian="bold" style:font-name-complex="Consolas3" style:font-size-complex="24pt" style:font-style-complex="italic" style:font-weight-complex="bold"/>
    </style:style>
    <style:style style:name="T46" style:family="text">
      <style:text-properties fo:color="#17c6a3" loext:opacity="100%" style:font-name="Consolas3" fo:font-size="24pt" style:font-name-asian="Consolas3" style:font-size-asian="24pt" style:font-name-complex="Consolas3" style:font-size-complex="24pt"/>
    </style:style>
    <style:style style:name="T47" style:family="text">
      <style:text-properties fo:color="#eb4b64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48" style:family="text">
      <style:text-properties fo:color="#d9e8f7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49" style:family="text">
      <style:text-properties fo:color="#e6e6fa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50" style:family="text">
      <style:text-properties fo:color="#6897bb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2" style:font-size-asian="24pt" style:font-style-asian="normal" style:font-weight-asian="normal" style:font-name-complex="Mang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2" style:font-size-asian="25pt" style:font-style-asian="normal" style:font-weight-asian="normal" style:font-name-complex="Mangal3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2" style:font-style-asian="normal" style:font-weight-asian="normal" style:font-name-complex="Mangal3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2" style:font-size-asian="40pt" style:font-style-asian="normal" style:font-weight-asian="normal" style:font-name-complex="Mangal3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solid" style:text-underline-width="auto" style:text-underline-color="font-color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italic" fo:text-shadow="none" style:text-underline-style="none" fo:font-weight="bold" style:letter-kerning="true" style:font-name-asian="Consolas3" style:font-size-asian="30pt" style:font-style-asian="italic" style:font-weight-asian="normal" style:font-name-complex="Consolas3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3" style:font-size-asian="34pt" style:font-weight-asian="normal" style:font-name-complex="Consolas3" style:font-size-complex="34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3" style:font-size-asian="25pt" style:font-weight-asian="normal" style:font-name-complex="Consolas3" style:font-size-complex="25pt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5pt" fo:font-style="italic" fo:text-shadow="none" style:text-underline-style="none" fo:font-weight="bold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3" style:font-size-asian="36pt" style:font-style-asian="normal" style:font-weight-asian="normal" style:font-name-complex="Consola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0pt" fo:text-shadow="none" style:text-underline-style="solid" style:text-underline-width="auto" style:text-underline-color="font-color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b7b3c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text-shadow="none" style:text-underline-style="solid" style:text-underline-width="auto" style:text-underline-color="font-color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59" style:family="text">
      <style:text-properties fo:font-size="24pt" style:font-size-asian="24pt" style:font-size-complex="24pt"/>
    </style:style>
    <style:style style:name="T160" style:family="text">
      <style:text-properties fo:font-size="70pt" fo:font-weight="normal" style:font-size-asian="70pt" style:font-weight-asian="normal" style:font-size-complex="70pt" style:font-weight-complex="normal"/>
    </style:style>
    <style:style style:name="T161" style:family="text">
      <style:text-properties fo:font-size="12pt" fo:font-weight="bold" style:font-size-asian="12pt" style:font-weight-asian="bold" style:font-size-complex="12pt" style:font-weight-complex="bold"/>
    </style:style>
    <style:style style:name="T16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3" style:font-size-asian="32pt" style:font-weight-asian="normal" style:font-name-complex="Consolas3" style:font-size-complex="3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3" style:font-size-asian="40pt" style:font-weight-asian="normal" style:font-name-complex="Consolas3" style:font-size-complex="40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6pt" fo:font-style="normal" fo:text-shadow="none" style:text-underline-style="none" fo:font-weight="bold" style:letter-kerning="true" style:font-name-asian="Consolas3" style:font-size-asian="36pt" style:font-style-asian="normal" style:font-weight-asian="normal" style:font-name-complex="Consola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2" style:font-size-asian="40pt" style:font-style-asian="normal" style:font-weight-asian="normal" style:font-name-complex="Mangal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40pt" fo:font-style="italic" fo:text-shadow="none" style:text-underline-style="none" fo:font-weight="bold" style:letter-kerning="true" style:font-name-asian="Consolas3" style:font-size-asian="40pt" style:font-style-asian="italic" style:font-weight-asian="normal" style:font-name-complex="Consola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3" style:font-style-asian="normal" style:font-weight-asian="normal" style:font-name-complex="Consolas3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569cd6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15pt" fo:text-shadow="none" style:text-underline-style="solid" style:text-underline-width="auto" style:text-underline-color="font-color" fo:font-weight="bold" style:letter-kerning="true" style:font-name-asian="Consolas3" style:font-size-asian="15pt" style:font-weight-asian="bold" style:font-name-complex="Consolas3" style:font-size-complex="15pt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15pt" fo:font-style="italic" fo:text-shadow="none" style:text-underline-style="none" fo:font-weight="bold" style:letter-kerning="true" style:font-name-asian="Consolas3" style:font-size-asian="15pt" style:font-style-asian="italic" style:font-weight-asian="normal" style:font-name-complex="Consola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2" style:font-size-asian="44pt" style:font-style-asian="normal" style:font-weight-asian="normal" style:font-name-complex="Mangal3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3" style:font-size-asian="32pt" style:font-style-asian="italic" style:font-weight-asian="normal" style:font-name-complex="Consola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3eabe6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bold" style:font-name-complex="Consolas3" style:font-size-complex="20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ccccc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ccccc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bold" style:font-name-complex="Consolas3" style:font-size-complex="22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3" style:font-size-asian="48pt" style:font-style-asian="normal" style:font-weight-asian="normal" style:font-name-complex="Consolas3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6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57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5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59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0" style:family="text">
      <style:text-properties fo:color="#ff6633" loext:opacity="100%" style:font-name="Arial4" fo:font-size="18pt" fo:font-weight="bold" style:font-size-asian="18pt" style:font-weight-asian="bold" style:font-size-complex="18pt" style:font-weight-complex="bold"/>
    </style:style>
    <style:style style:name="T261" style:family="text">
      <style:text-properties fo:color="#ff6633" loext:opacity="100%" style:font-name="Arial4" fo:font-size="16pt" fo:font-weight="normal" style:font-size-asian="16pt" style:font-weight-asian="normal" style:font-size-complex="16pt" style:font-weight-complex="normal"/>
    </style:style>
    <style:style style:name="T262" style:family="text">
      <style:text-properties fo:color="#000080" loext:opacity="100%" style:font-name="Arial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6" draw:text-style-name="P6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24"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Nous allons réaliser les différentes optimisations listées ci-dessou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)</text:span></text:p>
                          </text:list-item>
                          <text:list-item>
                            <text:p text:style-name="P14"><text:span text:style-name="T4">Batching des requêtes (dataSource Proxy)</text:span></text:p>
                          </text:list-item>
                          <text:list-item>
                            <text:p text:style-name="P14"><text:span text:style-name="T4">Fetching des resultset </text:span></text:p>
                          </text:list-item>
                          <text:list-item>
                            <text:p text:style-name="P25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A</text:span><text:span text:style-name="T4"> chaque modif constater les modifications dans les requêtes en plaçant des point d’arrêt avec le test </text:span><text:span text:style-name="T59">TP1CreationJeuDonneesBatchTest </text:span><text:span text:style-name="T4">en utilisant l’outil proposé ou un aute de votre choix 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A chaque modif lancer le batch </text:span><text:span text:style-name="T60">CreationJeuDonneesJob</text:span><text:span text:style-name="T61"> sur votre serveur local et</text:span><text:span text:style-name="T4"> mesurer l’impact sur les perfs, en particulier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2">@EnableJpaRepositories(</text:span><text:span text:style-name="T63">basePackages</text:span><text:span text:style-name="T64"> </text:span><text:span text:style-name="T65">=</text:span><text:span text:style-name="T62"> <text:s text:c="5"/></text:span><text:span text:style-name="T62"><text:tab/></text:span><text:span text:style-name="T62"><text:tab/></text:span><text:span text:style-name="T62"><text:tab/></text:span><text:span text:style-name="T62"> <text:s text:c="51"/></text:span><text:span text:style-name="T66">"foo.bar.repository"</text:span><text:span text:style-name="T62">)</text:span></text:p>
                      </text:list-item>
                      <text:list-item>
                        <text:p text:style-name="P23"><text:span text:style-name="T67">Ou en cas de config XML (projet plus ancien):</text:span></text:p>
                        <text:p text:style-name="P23"><text:span text:style-name="T6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7">Principe : Déclaration d’interfaces sans implémentation</text:span></text:p>
              </text:list-item>
              <text:list-item>
                <text:p text:style-name="P7"><text:span text:style-name="T67">Spring-Data se chargera de déduire et réaliser l’implémentation</text:span></text:p>
              </text:list-item>
              <text:list-item>
                <text:p text:style-name="P7"><text:span text:style-name="T67">Beaucoup de développements DAO non-métiers et répétitifs sont ainsi pris en charge</text:span></text:p>
              </text:list-item>
              <text:list-item>
                <text:p text:style-name="P7"><text:span text:style-name="T67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6" draw:layer="layout" svg:width="25.199cm" svg:height="12.179cm" svg:x="1.4cm" svg:y="4.914cm" presentation:class="outline" presentation:user-transformed="true">
          <draw:text-box>
            <text:p text:style-name="P19"><text:span text:style-name="T69"/></text:p>
            <text:p text:style-name="P19"><text:span text:style-name="T69"/></text:p>
            <text:p text:style-name="P19"><text:span text:style-name="T69">public</text:span><text:span text:style-name="T70"> </text:span><text:span text:style-name="T69">interface</text:span><text:span text:style-name="T70"> </text:span><text:span text:style-name="T71">DeclarationRepository</text:span><text:span text:style-name="T70"> </text:span></text:p>
            <text:p text:style-name="P19"><text:span text:style-name="T69"/></text:p>
            <text:p text:style-name="P19"><text:span text:style-name="T69"><text:s text:c="5"/></text:span><text:span text:style-name="T69">extends</text:span><text:span text:style-name="T70"> </text:span><text:span text:style-name="T71">JpaRepository</text:span><text:span text:style-name="T72">&lt;</text:span><text:span text:style-name="T73">Declaration</text:span><text:span text:style-name="T72">,</text:span><text:span text:style-name="T70"> </text:span><text:span text:style-name="T73">Integer</text:span><text:span text:style-name="T72">&gt;</text:span><text:span text:style-name="T74">{}</text:span></text:p>
            <text:p text:style-name="P19"><text:span text:style-name="T74"/></text:p>
          </draw:text-box>
        </draw:frame>
        <draw:line draw:style-name="gr7" draw:text-style-name="P27" draw:layer="layout" svg:x1="6.6cm" svg:y1="5.8cm" svg:x2="6.6cm" svg:y2="7.8cm">
          <text:p/>
        </draw:line>
        <draw:frame draw:style-name="gr8" draw:text-style-name="P29" draw:layer="layout" svg:width="10cm" svg:height="3.095cm" svg:x="2cm" svg:y="2.7cm">
          <draw:text-box>
            <text:p text:style-name="P28">Déclaration d’une interface</text:p>
            <text:p text:style-name="P28">Pas d’implémentation à réaliser</text:p>
            <text:p text:style-name="P28">Pour les fonctionnalités de base (CRUD et autres)</text:p>
          </draw:text-box>
        </draw:frame>
        <draw:line draw:style-name="gr9" draw:text-style-name="P4" draw:layer="layout" svg:x1="6.6cm" svg:y1="14.4cm" svg:x2="9cm" svg:y2="11.6cm">
          <text:p/>
        </draw:line>
        <draw:frame draw:style-name="gr10" draw:text-style-name="P29" draw:layer="layout" svg:width="9.2cm" svg:height="2.384cm" svg:x="1.4cm" svg:y="14.8cm">
          <draw:text-box>
            <text:p text:style-name="P28">Choix d’une interface proposée par Spring-Data selon les besoins</text:p>
          </draw:text-box>
        </draw:frame>
        <draw:line draw:style-name="gr11" draw:text-style-name="P4" draw:layer="layout" svg:x1="17cm" svg:y1="14.6cm" svg:x2="17cm" svg:y2="11.8cm">
          <text:p/>
        </draw:line>
        <draw:frame draw:style-name="gr10" draw:text-style-name="P29" draw:layer="layout" svg:width="7.4cm" svg:height="2.384cm" svg:x="13.4cm" svg:y="15cm">
          <draw:text-box>
            <text:p text:style-name="P28">Type de l’entité sur laquelle les opérations seront réalisées</text:p>
          </draw:text-box>
        </draw:frame>
        <draw:line draw:style-name="gr12" draw:text-style-name="P4" draw:layer="layout" svg:x1="23.2cm" svg:y1="14.8cm" svg:x2="23.2cm" svg:y2="11.8cm">
          <text:p/>
        </draw:line>
        <draw:frame draw:style-name="gr10" draw:text-style-name="P29" draw:layer="layout" svg:width="4cm" svg:height="2.384cm" svg:x="22cm" svg:y="15cm">
          <draw:text-box>
            <text:p text:style-name="P28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7">Spring-Data scanne le code et crée l’implémentation au démarrage du serveur</text:span></text:p>
              </text:list-item>
              <text:list-item>
                <text:p text:style-name="P7"><text:span text:style-name="T67">Accès aux fonctionnalités proposées par l’interface Spring-Data choisie</text:span></text:p>
              </text:list-item>
              <text:list-item>
                <text:p text:style-name="P7"><text:span text:style-name="T67">Exemple pour JpaRepository :</text:span></text:p>
                <text:list>
                  <text:list-item>
                    <text:list>
                      <text:list-item>
                        <text:p text:style-name="P14"><text:span text:style-name="T67">findAll()</text:span></text:p>
                      </text:list-item>
                      <text:list-item>
                        <text:p text:style-name="P14"><text:span text:style-name="T67">findAll(Sort) (tri selon critère à définir)</text:span></text:p>
                      </text:list-item>
                      <text:list-item>
                        <text:p text:style-name="P14"><text:span text:style-name="T67">delete()</text:span></text:p>
                      </text:list-item>
                      <text:list-item>
                        <text:p text:style-name="P14"><text:span text:style-name="T67">deleteAll(Iterable&lt;Entite&gt;)</text:span></text:p>
                      </text:list-item>
                      <text:list-item>
                        <text:p text:style-name="P14"><text:span text:style-name="T67">getById(ID) (récupération entité par identifiant)</text:span></text:p>
                      </text:list-item>
                      <text:list-item>
                        <text:p text:style-name="P14"><text:span text:style-name="T6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7">Possibilité de déclaration de méthodes dans l’interface implémentée par convention de nommage</text:span></text:p>
              </text:list-item>
              <text:list-item>
                <text:p text:style-name="P7"><text:span text:style-name="T67">Exemple :</text:span></text:p>
              </text:list-item>
            </text:list>
            <text:p text:style-name="P30"><text:span text:style-name="T75">public</text:span><text:span text:style-name="T76"> </text:span><text:span text:style-name="T77">Set</text:span><text:span text:style-name="T78">&lt;</text:span><text:span text:style-name="T79">Declaration</text:span><text:span text:style-name="T78">&gt;</text:span><text:span text:style-name="T76"> </text:span><text:span text:style-name="T80">findByEntreprise</text:span><text:span text:style-name="T78">(</text:span><text:span text:style-name="T81">Entreprise</text:span><text:span text:style-name="T76"> </text:span><text:span text:style-name="T82">entreprise</text:span><text:span text:style-name="T78">)</text:span><text:span text:style-name="T83">;</text:span></text:p>
            <text:list text:continue-numbering="true" text:style-name="L3">
              <text:list-item>
                <text:p text:style-name="P7"><text:span text:style-name="T67">On suppose ici qu’il existe un attribut « entreprise » de type Entreprise dans l’objet Declaration</text:span></text:p>
              </text:list-item>
              <text:list-item>
                <text:p text:style-name="P7"><text:span text:style-name="T67">Spring-Data génèrera l’implémentation d’après le nom de la méthode</text:span></text:p>
              </text:list-item>
              <text:list-item>
                <text:p text:style-name="P7"><text:span text:style-name="T67">Possibilité de réaliser des méthodes plus complexes avec And, Or, Contains, Asc, Desc (tri) etc.</text:span></text:p>
                <text:p text:style-name="P10"><text:span text:style-name="T84">public</text:span><text:span text:style-name="T85"> </text:span><text:span text:style-name="T86">Set</text:span><text:span text:style-name="T23">&lt;</text:span><text:span text:style-name="T87">Declaration</text:span><text:span text:style-name="T23">&gt; </text:span><text:span text:style-name="T88">findByEntrepriseAndDate</text:span><text:span text:style-name="T23">(</text:span><text:span text:style-name="T89">Entreprise</text:span><text:span text:style-name="T85"> </text:span><text:span text:style-name="T90">entreprise</text:span><text:span text:style-name="T91">,</text:span><text:span text:style-name="T85"> </text:span><text:span text:style-name="T89">Date</text:span><text:span text:style-name="T85"> </text:span><text:span text:style-name="T90">date</text:span><text:span text:style-name="T23">);</text:span></text:p>
              </text:list-item>
              <text:list-item>
                <text:p text:style-name="P7"><text:span text:style-name="T67">Nombreuses possibilités dans la doc : </text:span><text:span text:style-name="T92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7">Le choix du type retour détermine l’implémentation</text:span></text:p>
              </text:list-item>
              <text:list-item>
                <text:p text:style-name="P7"><text:span text:style-name="T67">Pour les collections : Set, List si indexation ou tri, SortedSet etc.</text:span></text:p>
              </text:list-item>
              <text:list-item>
                <text:p text:style-name="P7"><text:span text:style-name="T67">Pour les éléments seuls, possibilité d’utiliser les </text:span><text:span text:style-name="T94">Optional</text:span><text:span text:style-name="T95">&lt;</text:span><text:span text:style-name="T96">Declaration</text:span><text:span text:style-name="T95">&gt;</text:span></text:p>
              </text:list-item>
              <text:list-item>
                <text:p text:style-name="P7"><text:span text:style-name="T97">Permet d’éviter les </text:span><text:span text:style-name="T94">NullPointerException</text:span></text:p>
              </text:list-item>
              <text:list-item>
                <text:p text:style-name="P7"><text:span text:style-name="T97">Possibilité d’utiliser les </text:span><text:span text:style-name="T98">Stream</text:span><text:span text:style-name="T97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7">Limite des conventions de nommage</text:span></text:p>
              </text:list-item>
              <text:list-item>
                <text:p text:style-name="P7"><text:span text:style-name="T67">En cas de requête plus complexe plusieurs solutions</text:span></text:p>
              </text:list-item>
              <text:list-item>
                <text:p text:style-name="P14"><text:span text:style-name="T67">Utiliser </text:span><text:span text:style-name="T99">@Query :</text:span></text:p>
                <text:list>
                  <text:list-item>
                    <text:list>
                      <text:list-item>
                        <text:p text:style-name="P14"><text:span text:style-name="T67">Requête JPQL directement dans l’interface</text:span></text:p>
                      </text:list-item>
                      <text:list-item>
                        <text:p text:style-name="P14"><text:span text:style-name="T67">Possibilité de définir des paramètres, y compris de type Objet</text:span></text:p>
                      </text:list-item>
                      <text:list-item>
                        <text:p text:style-name="P14"><text:span text:style-name="T67">Mot clef FETCH, LIMIT, etc. (synthaxe JPQL)</text:span></text:p>
                      </text:list-item>
                      <text:list-item>
                        <text:p text:style-name="P14"><text:span text:style-name="T67">Vérification syntaxique au démarrage du serveur</text:span></text:p>
                      </text:list-item>
                      <text:list-item>
                        <text:p text:style-name="P14"><text:span text:style-name="T67">Possibilité de verrous (vu plus loin) avec </text:span><text:span text:style-name="T99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7">Exemple : </text:span><text:span text:style-name="T100">@Query</text:span><text:span text:style-name="T101">(</text:span><text:span text:style-name="T102">"SELECT decl FROM Declaration decl "</text:span></text:p>
                <text:p text:style-name="P31"><text:span text:style-name="T103"><text:s text:c="8"/></text:span><text:span text:style-name="T103">+</text:span><text:span text:style-name="T104"> </text:span><text:span text:style-name="T102">"JOIN FETCH decl.entreprise entreprise "</text:span></text:p>
                <text:p text:style-name="P31"><text:span text:style-name="T103"><text:s text:c="8"/></text:span><text:span text:style-name="T103">+</text:span><text:span text:style-name="T104"> </text:span><text:span text:style-name="T102">"WHERE decl.id = :identifiant"</text:span><text:span text:style-name="T101">)</text:span></text:p>
                <text:p text:style-name="P31"><text:span text:style-name="T105">public</text:span><text:span text:style-name="T104"> </text:span><text:span text:style-name="T106">Optional</text:span><text:span text:style-name="T107">&lt;</text:span><text:span text:style-name="T108">Declaration</text:span><text:span text:style-name="T107">&gt; </text:span><text:span text:style-name="T109">findDeclarationWithEntreprise</text:span><text:span text:style-name="T107">(</text:span><text:span text:style-name="T106">Integer</text:span><text:span text:style-name="T104"> </text:span><text:span text:style-name="T110">identifiant</text:span><text:span text:style-name="T107">);</text:span></text:p>
              </text:list-item>
              <text:list-item>
                <text:p text:style-name="P15"><text:span text:style-name="T67">Permet de récupérer des Déclaration avec l’attribut « entreprise » renseigné</text:span></text:p>
              </text:list-item>
            </text:list>
            <text:p text:style-name="P31"><text:span text:style-name="T1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7">Pour les requêtes renvoyant un gros volume de données</text:span></text:p>
              </text:list-item>
              <text:list-item>
                <text:p text:style-name="P7"><text:span text:style-name="T97">Ex : itération d’un batch ayant en entrée de nombreuses lignes d’une table</text:span></text:p>
              </text:list-item>
              <text:list-item>
                <text:p text:style-name="P7"><text:span text:style-name="T97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2">→ </text:span><text:span text:style-name="T112">Risque d’</text:span><text:span text:style-name="T113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7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7">La Pagination permet de découper le résultat d’une requête en plusieurs « Page »</text:span></text:p>
              </text:list-item>
              <text:list-item>
                <text:p text:style-name="P7"><text:span text:style-name="T97">Ex : résultats de 0 à 99, puis de 100 à 199 etc.</text:span></text:p>
              </text:list-item>
              <text:list-item>
                <text:p text:style-name="P7"><text:span text:style-name="T97">Spring-Data facilite la pagination avec l’interface </text:span><text:span text:style-name="T114">PagingAndSortingRepository </text:span><text:span text:style-name="T115">dont hérite </text:span><text:span text:style-name="T114">JpaRepository</text:span></text:p>
              </text:list-item>
              <text:list-item>
                <text:p text:style-name="P7"><text:span text:style-name="T97">Possibilité d’ajouter un paramètre </text:span><text:span text:style-name="T114">Pageable</text:span><text:span text:style-name="T116"> </text:span><text:span text:style-name="T97">aux <text:s/>méthodes déclarées</text:span></text:p>
                <text:p text:style-name="P7"><text:span text:style-name="T97">→ </text:span><text:span text:style-name="T97">Spring-Data génèrera une méthode avec pagination</text:span></text:p>
              </text:list-item>
              <text:list-item>
                <text:p text:style-name="P7"><text:span text:style-name="T97">De même possibilité de définir des critères de tri avec </text:span><text:span text:style-name="T94">Sort</text:span><text:span text:style-name="T117">.</text:span><text:span text:style-name="T118">by</text:span><text:span text:style-name="T117">(</text:span><text:span text:style-name="T119">"nom_attribut"</text:span><text:span text:style-name="T117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7">Exemple :</text:span></text:p>
                <text:list>
                  <text:list-item>
                    <text:list>
                      <text:list-item>
                        <text:p text:style-name="P14"><text:span text:style-name="T120">Déclaration de la méthode :</text:span></text:p>
                        <text:p text:style-name="P14"><text:span text:style-name="T84">public</text:span><text:span text:style-name="T85"> </text:span><text:span text:style-name="T86">Page</text:span><text:span text:style-name="T91">&lt;</text:span><text:span text:style-name="T87">Declaration</text:span><text:span text:style-name="T91">&gt;</text:span><text:span text:style-name="T85"> </text:span><text:span text:style-name="T88">findByEntreprise</text:span><text:span text:style-name="T121">(</text:span><text:span text:style-name="T89">Entreprise</text:span><text:span text:style-name="T85"> </text:span><text:span text:style-name="T90">entreprise</text:span><text:span text:style-name="T121">,</text:span><text:span text:style-name="T85"> </text:span><text:span text:style-name="T86">Pageable</text:span><text:span text:style-name="T85"> </text:span><text:span text:style-name="T90">pageable</text:span><text:span text:style-name="T121">);</text:span><text:span text:style-name="T122"> </text:span></text:p>
                      </text:list-item>
                      <text:list-item>
                        <text:p text:style-name="P17"><text:span text:style-name="T120">Le type Pageable modifie l’implémentation générée</text:span></text:p>
                      </text:list-item>
                      <text:list-item>
                        <text:p text:style-name="P14"><text:span text:style-name="T97">Utilisation :</text:span></text:p>
                      </text:list-item>
                    </text:list>
                  </text:list-item>
                </text:list>
                <text:p text:style-name="P16"><text:span text:style-name="T123">Page</text:span><text:span text:style-name="T124">&lt;</text:span><text:span text:style-name="T125">Declaration</text:span><text:span text:style-name="T124">&gt;</text:span><text:span text:style-name="T126"> </text:span><text:span text:style-name="T127">pageDeclarations</text:span><text:span text:style-name="T126"> </text:span><text:span text:style-name="T124">=</text:span><text:span text:style-name="T126"> </text:span><text:span text:style-name="T128">declarationRepository</text:span><text:span text:style-name="T124">.</text:span><text:span text:style-name="T129">findByEntreprise</text:span><text:span text:style-name="T130">(</text:span><text:span text:style-name="T131">entreprise</text:span><text:span text:style-name="T130">,</text:span></text:p>
                <text:p text:style-name="P16"><text:span text:style-name="T132">PageRequest</text:span><text:span text:style-name="T124">.</text:span><text:span text:style-name="T133">of</text:span><text:span text:style-name="T130">(</text:span><text:span text:style-name="T134">0</text:span><text:span text:style-name="T130">,</text:span><text:span text:style-name="T126"> </text:span><text:span text:style-name="T134">3</text:span><text:span text:style-name="T130">,</text:span><text:span text:style-name="T126"> </text:span><text:span text:style-name="T132">Sort</text:span><text:span text:style-name="T124">.</text:span><text:span text:style-name="T133">by</text:span><text:span text:style-name="T135">(</text:span><text:span text:style-name="T136">"date"</text:span><text:span text:style-name="T130">))); //Récupère la première Page avec 3 éléments, <text:s text:c="47"/>l’argument Sort est optionel</text:span></text:p>
                <text:p text:style-name="P16"><text:span text:style-name="T84">while</text:span><text:span text:style-name="T23"> (</text:span><text:span text:style-name="T137">pageDeclarations</text:span><text:span text:style-name="T91">.</text:span><text:span text:style-name="T138">hasNext()</text:span><text:span text:style-name="T23">) {</text:span></text:p>
                <text:p text:style-name="P16"><text:span text:style-name="T137"><text:s text:c="4"/></text:span><text:span text:style-name="T137">pageDeclarations</text:span><text:span text:style-name="T91">.</text:span><text:span text:style-name="T138">getNumberOfElements(); </text:span><text:span text:style-name="T121">//Renvoie le nb d’éléments sur cette Page</text:span></text:p>
                <text:p text:style-name="P16"><text:span text:style-name="T137"><text:s text:c="4"/></text:span><text:span text:style-name="T137">pageDeclarations</text:span><text:span text:style-name="T91">.</text:span><text:span text:style-name="T138">getNumber(); </text:span><text:span text:style-name="T121">//Renvoie le numéro de Page courante</text:span></text:p>
                <text:p text:style-name="P16"><text:span text:style-name="T137"><text:s text:c="4"/></text:span><text:span text:style-name="T137">pageDeclarations</text:span><text:span text:style-name="T91">.</text:span><text:span text:style-name="T138">get(); </text:span><text:span text:style-name="T121">//Renvoie un Stream pour parcourir les éléments de la Page</text:span></text:p>
                <text:p text:style-name="P16"><text:span text:style-name="T121"><text:s text:c="4"/></text:span><text:span text:style-name="T137">pageDeclarations</text:span><text:span text:style-name="T91">.</text:span><text:span text:style-name="T138">nextPageable(); </text:span><text:span text:style-name="T121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9">Attention !</text:span><text:span text:style-name="T97"> Si utilisation du mot clef FETCH, obligation de redéfinir la requête de comptage sans FETCH :</text:span></text:p>
                <text:p text:style-name="P7"><text:span text:style-name="T30">@Query</text:span><text:span text:style-name="T140">(</text:span><text:span text:style-name="T141">value</text:span><text:span text:style-name="T142"> </text:span><text:span text:style-name="T140">=</text:span><text:span text:style-name="T142"> </text:span><text:span text:style-name="T143">"SELECT ... FETCH ... "</text:span><text:span text:style-name="T140">,</text:span><text:span text:style-name="T144"> </text:span><text:span text:style-name="T145">countQuery</text:span><text:span text:style-name="T142"> </text:span><text:span text:style-name="T140">=</text:span><text:span text:style-name="T142"> </text:span><text:span text:style-name="T143">"select count(obj) ...</text:span><text:span text:style-name="T140">)</text:span></text:p>
                <text:list>
                  <text:list-item>
                    <text:list>
                      <text:list-header>
                        <text:p text:style-name="P14"><text:span text:style-name="T12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7">La pagination est utile pour découper le résultat d’une requête</text:span></text:p>
              </text:list-item>
              <text:list-item>
                <text:p text:style-name="P7"><text:span text:style-name="T97">Répond très bien au besoin pour l’affichage de tableau avec pagination</text:span></text:p>
              </text:list-item>
              <text:list-item>
                <text:p text:style-name="P7"><text:span text:style-name="T112">Limite : </text:span><text:span text:style-name="T97">Pas optimal niveau performance car ré-exécution de la requête à chaque Page</text:span></text:p>
              </text:list-item>
              <text:list-item>
                <text:p text:style-name="P7"><text:span text:style-name="T97">2è limite : Problème en cas de modification de la table d’entrée (assez fréquent)</text:span></text:p>
              </text:list-item>
              <text:list-item>
                <text:p text:style-name="P7"><text:span text:style-name="T97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7">Spring-Batch propose un reader qui met en place la pagination par défaut : </text:span><text:span text:style-name="T146">RepositoryItemReader</text:span></text:p>
              </text:list-item>
              <text:list-item>
                <text:p text:style-name="P7"><text:span text:style-name="T97">Ex :</text:span></text:p>
                <text:p text:style-name="P16"><text:span text:style-name="T147"><text:s text:c="16"/></text:span><text:span text:style-name="T148">RepositoryItemReader</text:span><text:span text:style-name="T144">&lt;</text:span><text:span text:style-name="T149">Declaration</text:span><text:span text:style-name="T144">&gt;</text:span><text:span text:style-name="T142"> </text:span><text:span text:style-name="T150">reader</text:span><text:span text:style-name="T142"> </text:span><text:span text:style-name="T144">=</text:span><text:span text:style-name="T142"> </text:span><text:span text:style-name="T151">new</text:span><text:span text:style-name="T142"> </text:span><text:span text:style-name="T152">RepositoryItemReader</text:span><text:span text:style-name="T140">&lt;&gt;();</text:span></text:p>
                <text:p text:style-name="P16"><text:span text:style-name="T142"><text:s text:c="8"/></text:span><text:span text:style-name="T153">reader</text:span><text:span text:style-name="T144">.</text:span><text:span text:style-name="T152">setRepository</text:span><text:span text:style-name="T140">(</text:span><text:span text:style-name="T154">declarationRepository</text:span><text:span text:style-name="T140">);</text:span></text:p>
                <text:p text:style-name="P16"><text:span text:style-name="T142"><text:s text:c="8"/></text:span><text:span text:style-name="T153">reader</text:span><text:span text:style-name="T144">.</text:span><text:span text:style-name="T152">setMethodName</text:span><text:span text:style-name="T140">(</text:span><text:span text:style-name="T143">"findAll"</text:span><text:span text:style-name="T140">);</text:span></text:p>
                <text:p text:style-name="P16"><text:span text:style-name="T142"><text:s text:c="8"/></text:span><text:span text:style-name="T148">HashMap</text:span><text:span text:style-name="T140">&lt;</text:span><text:span text:style-name="T149">String</text:span><text:span text:style-name="T140">,</text:span><text:span text:style-name="T142"> </text:span><text:span text:style-name="T148">Sort</text:span><text:span text:style-name="T144">.</text:span><text:span text:style-name="T33">Direction</text:span><text:span text:style-name="T140">&gt; </text:span><text:span text:style-name="T150">sorts</text:span><text:span text:style-name="T142"> </text:span><text:span text:style-name="T144">=</text:span><text:span text:style-name="T142"> </text:span><text:span text:style-name="T151">new</text:span><text:span text:style-name="T142"> </text:span><text:span text:style-name="T152">HashMap</text:span><text:span text:style-name="T140">&lt;&gt;();</text:span></text:p>
                <text:p text:style-name="P16"><text:span text:style-name="T142"><text:s text:c="8"/></text:span><text:span text:style-name="T153">sorts</text:span><text:span text:style-name="T144">.</text:span><text:span text:style-name="T152">put</text:span><text:span text:style-name="T140">(</text:span><text:span text:style-name="T143">"id"</text:span><text:span text:style-name="T140">, </text:span><text:span text:style-name="T148">Sort</text:span><text:span text:style-name="T140">.</text:span><text:span text:style-name="T33">Direction</text:span><text:span text:style-name="T144">.</text:span><text:span text:style-name="T35">ASC</text:span><text:span text:style-name="T140">);</text:span></text:p>
                <text:p text:style-name="P16"><text:span text:style-name="T142"><text:s text:c="8"/></text:span><text:span text:style-name="T153">reader</text:span><text:span text:style-name="T140">.</text:span><text:span text:style-name="T152">setSort</text:span><text:span text:style-name="T140">(</text:span><text:span text:style-name="T153">sorts</text:span><text:span text:style-name="T140">);</text:span></text:p>
              </text:list-item>
              <text:list-item>
                <text:p text:style-name="P7"><text:span text:style-name="T97">Obligation de définir un tri</text:span></text:p>
              </text:list-item>
              <text:list-item>
                <text:p text:style-name="P7"><text:span text:style-name="T139">Attention !</text:span><text:span text:style-name="T97"> La taille du chunk doit être un multiple du pageSize</text:span></text:p>
              </text:list-item>
              <text:list-item>
                <text:p text:style-name="P7"><text:span text:style-name="T97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5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6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6">Solution de contournement en 2 requêtes proposée : </text:span><text:span text:style-name="T157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6">Conclusion ⇒ Un peu compliqué …</text:span></text:p>
              </text:list-item>
            </text:list>
            <text:p text:style-name="P19"><text:span text:style-name="T158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7">Curseur de BDD : technologie permettant de renvoyer au fur et à mesure les lignes du ResultSet</text:span></text:p>
              </text:list-item>
              <text:list-item>
                <text:p text:style-name="P7"><text:span text:style-name="T97">Permet de n’exécuter la requête qu’une seule fois</text:span></text:p>
              </text:list-item>
              <text:list-item>
                <text:p text:style-name="P7"><text:span text:style-name="T97">Transmission par paquets (de taille paramétrable) de la BDD au serveur Java</text:span></text:p>
              </text:list-item>
              <text:list-item>
                <text:p text:style-name="P7"><text:span text:style-name="T97">Conserve le résultat de la requête donc modification possible de la table en lecture</text:span></text:p>
              </text:list-item>
              <text:list-item>
                <text:p text:style-name="P7"><text:span text:style-name="T97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9">Ouverture du curseur</text:span></text:p>
                <text:p><text:span text:style-name="T159"/></text:p>
                <text:p><text:span text:style-name="T159"/></text:p>
                <text:p><text:span text:style-name="T159"/></text:p>
                <text:p><text:span text:style-name="T159"/></text:p>
              </text:list-item>
              <text:list-item>
                <text:p><text:span text:style-name="T159">Appel à curseur.fetch() (avec fetch_size = 10)</text:span></text:p>
                <text:p><text:span text:style-name="T159"><text:s text:c="20"/></text:span><text:span text:style-name="T160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3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3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4" draw:layer="layout" svg:x1="7.1cm" svg:y1="14.2cm" svg:x2="2.9cm" svg:y2="14.2cm">
          <text:p/>
        </draw:line>
        <draw:frame draw:style-name="gr15" draw:text-style-name="P32" draw:layer="layout" svg:width="4.4cm" svg:height="1.199cm" svg:x="3cm" svg:y="13.1cm">
          <draw:text-box>
            <text:p text:style-name="P6"><text:span text:style-name="T161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2">Hibernate utilise normalement la classe</text:span><text:span text:style-name="T97"> : </text:span><text:span text:style-name="T162">ScrollableResults</text:span><text:span text:style-name="T97"> pour créér un curseur, mais c’est une classe « propriétaire »</text:span></text:p>
              </text:list-item>
              <text:list-item>
                <text:p><text:span text:style-name="T97">Avec Spring-Data, il suffit de déclarer la méthode comme retournant </text:span><text:span text:style-name="T163">un</text:span><text:span text:style-name="T164"> </text:span><text:span text:style-name="T165">Stream</text:span></text:p>
              </text:list-item>
              <text:list-item>
                <text:p><text:span text:style-name="T97">Ex : </text:span></text:p>
              </text:list-item>
            </text:list>
            <text:p text:style-name="P30"><text:span text:style-name="T69">public</text:span><text:span text:style-name="T70"> </text:span><text:span text:style-name="T71">Stream</text:span><text:span text:style-name="T72">&lt;</text:span><text:span text:style-name="T73">Declaration</text:span><text:span text:style-name="T72">&gt;</text:span><text:span text:style-name="T70"> </text:span><text:span text:style-name="T166">findByEntreprise</text:span><text:span text:style-name="T167">(</text:span><text:span text:style-name="T168">Entreprise</text:span><text:span text:style-name="T70"> </text:span><text:span text:style-name="T169">entreprise</text:span><text:span text:style-name="T167">)</text:span><text:span text:style-name="T72">;</text:span></text:p>
            <text:list text:continue-numbering="true" text:style-name="L3">
              <text:list-item>
                <text:p><text:span text:style-name="T170">Attention ! </text:span><text:span text:style-name="T97">Paramétrage nécessaire de la taille des paquets renvoyés (cf partie 1) :</text:span></text:p>
              </text:list-item>
            </text:list>
            <text:p text:style-name="P33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7">Valeur par défaut null → un seul paquet renvoyé, plus aucun intérêt</text:span></text:p>
              </text:list-item>
              <text:list-item>
                <text:p><text:span text:style-name="T97">Valeur à ajuster empiriquement en partant de 100 par palier de 100 par ex</text:span></text:p>
              </text:list-item>
              <text:list-item>
                <text:p text:style-name="P13"><text:span text:style-name="T170">Attention ! </text:span><text:span text:style-name="T97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1"/></text:p>
            <text:p><text:span text:style-name="T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7">Pas de problème en mode Tasklet si on reste bien en mode flux</text:span></text:p>
              </text:list-item>
              <text:list-item>
                <text:p text:style-name="P7"><text:span text:style-name="T97">Problème d’intégration en mode Chunk : l’interface </text:span><text:span text:style-name="T173">ItemReader</text:span><text:span text:style-name="T174"> </text:span><text:span text:style-name="T97">n’est pas conçue pour accueillir un </text:span><text:span text:style-name="T173">Stream</text:span><text:span text:style-name="T97"> <text:s/>en entrée</text:span></text:p>
              </text:list-item>
              <text:list-item>
                <text:p><text:span text:style-name="T97">Proposition d’une classe utilitaire </text:span><text:span text:style-name="T106">ChunkingStreamTasklet</text:span></text:p>
              </text:list-item>
              <text:list-item>
                <text:p><text:span text:style-name="T97">2 choix pour gérer les transactions</text:span></text:p>
              </text:list-item>
              <text:list-item>
                <text:p><text:span text:style-name="T97">A modifier pour intégrer la parallélisation</text:span></text:p>
              </text:list-item>
              <text:list-item>
                <text:p><text:span text:style-name="T139">Attention !</text:span><text:span text:style-name="T97"> Aucune maintenance garantie </text:span></text:p>
              </text:list-item>
            </text:list>
            <text:p text:style-name="P19"><text:span text:style-name="T22"/></text:p>
            <text:p><text:span text:style-name="T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61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5">findByEntrepriseWithAllEntreprises</text:span><text:span text:style-name="T4"> dans la classe </text:span><text:span text:style-name="T176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5">findAllDeclarationWithEntrepriseWithSecteur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Tester le batch avec </text:span><text:span text:style-name="T177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écrite à l’exercice 3 pour la méthode </text:span><text:span text:style-name="T175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avec </text:span><text:span text:style-name="T59">TP2RepositoryExo4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78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79">@DynamicUpdate</text:span><text:span text:style-name="T4">, </text:span><text:span text:style-name="T179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7">Formation de base : on a vu le cache de 1</text:span><text:span text:style-name="T180">er</text:span><text:span text:style-name="T97"> niveau</text:span></text:p>
              </text:list-item>
              <text:list-item>
                <text:p text:style-name="P7"><text:span text:style-name="T97">Cache en vie pendant la durée de la transaction</text:span></text:p>
              </text:list-item>
              <text:list-item>
                <text:p text:style-name="P7"><text:span text:style-name="T112">Cache 1</text:span><text:span text:style-name="T181">er</text:span><text:span text:style-name="T112"> niveau c</text:span><text:span text:style-name="T97">ontenu dans l’objet </text:span><text:span text:style-name="T173">EntityManager</text:span></text:p>
              </text:list-item>
              <text:list-item>
                <text:p text:style-name="P7"><text:span text:style-name="T182">Le cache dit de 2</text:span><text:span text:style-name="T181">nd</text:span><text:span text:style-name="T183"> niveau persiste au-delà de la transaction</text:span></text:p>
              </text:list-item>
              <text:list-item>
                <text:p text:style-name="P7"><text:span text:style-name="T183">Cache 2</text:span><text:span text:style-name="T184">nd</text:span><text:span text:style-name="T183"> niveau contenu dans l’objet </text:span><text:span text:style-name="T185">EntityManagerFactory</text:span></text:p>
              </text:list-item>
            </text:list>
            <text:p text:style-name="P19"><text:span text:style-name="T22"/></text:p>
            <text:p><text:span text:style-name="T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7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7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2">Stockage dans une zone mémoire de la JVM d’objets annoté </text:span><text:span text:style-name="T100">@Entity</text:span><text:span text:style-name="T97"> (ou en héritant) </text:span></text:p>
              </text:list-item>
              <text:list-item>
                <text:p text:style-name="P7"><text:span text:style-name="T97">Par défaut le cache reste en vie tant que le serveur n’est pas arrêté</text:span></text:p>
              </text:list-item>
              <text:list-item>
                <text:p text:style-name="P7"><text:span text:style-name="T97">Définition via annotation des entités et des associations qui seront mises en cache</text:span></text:p>
              </text:list-item>
              <text:list-item>
                <text:p text:style-name="P7"><text:span text:style-name="T97">Requiert l’utilisation d’un gestionnaire de cache extérieur à Hibernate (souvent EhCache)</text:span></text:p>
              </text:list-item>
              <text:list-item>
                <text:p text:style-name="P7"><text:span text:style-name="T97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7">Les données mises en cache doivent respecter certaines caractéristiques :</text:span></text:p>
                <text:list>
                  <text:list-item>
                    <text:p text:style-name="P14"><text:span text:style-name="T97">Des données peu ou jamais modifiées</text:span></text:p>
                  </text:list-item>
                  <text:list-item>
                    <text:p text:style-name="P14"><text:span text:style-name="T97">Des données non-critiques (kesako?)</text:span></text:p>
                  </text:list-item>
                  <text:list-item>
                    <text:p text:style-name="P14"><text:span text:style-name="T97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7">On parle de « données de référence »</text:span></text:p>
              </text:list-item>
              <text:list-item>
                <text:p text:style-name="P14"><text:span text:style-name="T97">A l’Insee, on est limité à des données </text:span><text:span text:style-name="T186">jamais</text:span><text:span text:style-name="T97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7">A l’Insee, les applications sont installées sur 3 « couloirs »</text:span></text:p>
              </text:list-item>
              <text:list-item>
                <text:p text:style-name="P7"><text:span text:style-name="T97">Réplication de l’application sur 3 serveurs Tomcat avec répartition de la charge</text:span></text:p>
              </text:list-item>
              <text:list-item>
                <text:p text:style-name="P7"><text:span text:style-name="T97">Pas de solution de « cache partagée » par ces 3 couloirs mise en œuvre aujourd’hui</text:span></text:p>
              </text:list-item>
              <text:list-item>
                <text:p text:style-name="P7"><text:span text:style-name="T97">Une modification d’une données en cache sur 1 serveur ne sera donc pas connue par les autres</text:span></text:p>
              </text:list-item>
              <text:list-item>
                <text:p text:style-name="P7"><text:span text:style-name="T97">⇒ <text:s/></text:span><text:span text:style-name="T97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2">Ajout d’une librairie de gestion du cache (cache provider)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hibernat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hibernate-eh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9"/></text:span><text:span text:style-name="T187">&lt;</text:span><text:span text:style-name="T188">version</text:span><text:span text:style-name="T187">&gt;</text:span><text:span text:style-name="T189">your_hibernate_version</text:span><text:span text:style-name="T187">&lt;/</text:span><text:span text:style-name="T188">version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</text:list-item>
              <text:list-item>
                <text:p text:style-name="P7"><text:span text:style-name="T97">Properties config XML</text:span></text:p>
              </text:list-item>
            </text:list>
            <text:p text:style-name="P19"><text:span text:style-name="T190"><text:s text:c="12"/></text:span><text:span text:style-name="T191">&lt;</text:span><text:span text:style-name="T192">property</text:span><text:span text:style-name="T193"> </text:span><text:span text:style-name="T194">name</text:span><text:span text:style-name="T195">=</text:span><text:span text:style-name="T196">"hibernate.cache.region.factory_class"</text:span><text:span text:style-name="T193"> </text:span><text:span text:style-name="T194">value</text:span><text:span text:style-name="T195">=</text:span><text:span text:style-name="T196">"ehcache"</text:span><text:span text:style-name="T187">/&gt;</text:span></text:p>
            <text:list text:continue-numbering="true" text:style-name="L3">
              <text:list-item>
                <text:p text:style-name="P7"><text:span text:style-name="T97">En mode Spring-Boot</text:span></text:p>
                <text:list>
                  <text:list-item>
                    <text:list>
                      <text:list-header>
                        <text:p text:style-name="P14"><text:span text:style-name="T197">spring.jpa.properties.hibernate.cache.region.factory_class=</text:span><text:span text:style-name="T198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7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2">Implémentation JSR 107 aka JCache</text:span></text:p>
              </text:list-item>
              <text:list-item>
                <text:p text:style-name="P7"><text:span text:style-name="T112">Ajout d’une librairie de gestion du cache (cache provider)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hibernat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hibernate-j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9"/></text:span><text:span text:style-name="T187">&lt;</text:span><text:span text:style-name="T188">version</text:span><text:span text:style-name="T187">&gt;</text:span><text:span text:style-name="T189">your_hibernate_version</text:span><text:span text:style-name="T187">&lt;/</text:span><text:span text:style-name="T188">version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ehcach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eh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</text:list-item>
              <text:list-item>
                <text:p text:style-name="P7"><text:span text:style-name="T97">Properties (format Spring Boot, sinon cf diapo prec)</text:span></text:p>
                <text:p text:style-name="P7"><text:span text:style-name="T200">spring.jpa.properties.hibernate.cache.region.factory_class=</text:span><text:span text:style-name="T201">jcache</text:span></text:p>
                <text:p text:style-name="P16"><text:span text:style-name="T202">spring.jpa.properties.hibernate.javax.cache.provider=</text:span><text:span text:style-name="T203">org.ehcache.jsr107.EhcacheCachingProvider</text:span></text:p>
                <text:p text:style-name="P16"><text:span text:style-name="T202">spring.jpa.properties.hibernate.javax.cache.uri=</text:span><text:span text:style-name="T203">ehcache.xml</text:span></text:p>
                <text:list>
                  <text:list-item>
                    <text:list>
                      <text:list-header>
                        <text:p text:style-name="P14"><text:span text:style-name="T198"/></text:p>
                      </text:list-header>
                    </text:list>
                  </text:list-item>
                </text:list>
                <text:p text:style-name="P16"><text:span text:style-name="T204"/></text:p>
                <text:list>
                  <text:list-item>
                    <text:list>
                      <text:list-header>
                        <text:p text:style-name="P14"><text:span text:style-name="T205"/></text:p>
                      </text:list-header>
                    </text:list>
                  </text:list-item>
                </text:list>
              </text:list-item>
            </text:list>
            <text:p text:style-name="P34"><text:span text:style-name="T20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2">Positionnement des paramètres Spring- Boot/Jpa</text:span></text:p>
                <text:p text:style-name="P16"><text:span text:style-name="T197">spring.jpa.properties.javax.persistence.sharedCache.mode=</text:span><text:span text:style-name="T198">ENABLE_SELECTIVE</text:span></text:p>
                <text:p text:style-name="P16"><text:span text:style-name="T197">spring.jpa.properties.hibernate.cache.use_second_level_cache=</text:span><text:span text:style-name="T198">true</text:span></text:p>
                <text:p text:style-name="P16"><text:span text:style-name="T197">spring.jpa.properties.hibernate.cache.use_query_cache=</text:span><text:span text:style-name="T198">true</text:span></text:p>
              </text:list-item>
              <text:list-item>
                <text:p text:style-name="P7"><text:span text:style-name="T112">Création d’un fichier ehcache.xml dans </text:span><text:span text:style-name="T207">src/main/resources</text:span></text:p>
              </text:list-item>
              <text:list-item>
                <text:p text:style-name="P7"><text:span text:style-name="T112">Plusieurs schéma XML pour ehcache selon la version utilisée</text:span></text:p>
              </text:list-item>
              <text:list-item>
                <text:p text:style-name="P7"><text:span text:style-name="T112">Dans la suite Ehcache 3 avec hibernate ≥ 5.3</text:span></text:p>
              </text:list-item>
            </text:list>
            <text:p text:style-name="P19"><text:span text:style-name="T19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2">Utilisation des annotations Hibernate + Jcache conseillée</text:span></text:p>
              </text:list-item>
              <text:list-item>
                <text:p text:style-name="P7"><text:span text:style-name="T112">On définit classe par classe les entités à mettre en cache :</text:span></text:p>
                <text:p text:style-name="P16"><text:span text:style-name="T208">@Entity</text:span></text:p>
                <text:p text:style-name="P16"><text:span text:style-name="T208">@Cacheable</text:span></text:p>
                <text:p text:style-name="P16"><text:span text:style-name="T209">@</text:span><text:span text:style-name="T210">org.hibernate.annotations.</text:span><text:span text:style-name="T209">Cache</text:span><text:span text:style-name="T211">(</text:span><text:span text:style-name="T212">region</text:span><text:span text:style-name="T213"> </text:span><text:span text:style-name="T214">=</text:span><text:span text:style-name="T213"> </text:span><text:span text:style-name="T215">"pays"</text:span><text:span text:style-name="T214">,</text:span><text:span text:style-name="T213"> </text:span><text:span text:style-name="T212">usage</text:span><text:span text:style-name="T213"> </text:span><text:span text:style-name="T214">=</text:span><text:span text:style-name="T213"> </text:span><text:span text:style-name="T33">CacheConcurrencyStrategy</text:span><text:span text:style-name="T214">.</text:span><text:span text:style-name="T35">READ_ONLY</text:span><text:span text:style-name="T211">)</text:span></text:p>
                <text:p text:style-name="P16"><text:span text:style-name="T216">public</text:span><text:span text:style-name="T213"> </text:span><text:span text:style-name="T216">class</text:span><text:span text:style-name="T213"> </text:span><text:span text:style-name="T217">Pays</text:span><text:span text:style-name="T213"> {…</text:span><text:span text:style-name="T210">}</text:span></text:p>
              </text:list-item>
              <text:list-item>
                <text:p text:style-name="P7"><text:span text:style-name="T112">On spécifie une « région » du cache (ici « entites_en_cache ») qu’on pourra configurer via XML (cf diapo 62)</text:span></text:p>
              </text:list-item>
            </text:list>
            <text:p text:style-name="P19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2">On choisit la stratégie de mise en cache parmi : NONE, READ_ONLY, READ_WRITE…</text:span></text:p>
              </text:list-item>
              <text:list-item>
                <text:p text:style-name="P7"><text:span text:style-name="T112">A l’Insee on est contraint par les 3 couloirs à utiliser la stratégie READ_ONLY</text:span></text:p>
              </text:list-item>
              <text:list-item>
                <text:p text:style-name="P7"><text:span text:style-name="T112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2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2">Par défaut tous les attributs de type collection ne sont pas mis en cache</text:span></text:p>
              </text:list-item>
              <text:list-item>
                <text:p text:style-name="P7"><text:span text:style-name="T112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2">On peut spécifier les collections à mettre en cache via annotations Hibernate spécifiques :</text:span></text:p>
              </text:list-item>
            </text:list>
            <text:p text:style-name="P19"><text:span text:style-name="T218">@</text:span><text:span text:style-name="T200">org.hibernate.annotations.</text:span><text:span text:style-name="T218">Cache</text:span><text:span text:style-name="T200">(</text:span><text:span text:style-name="T219">usage</text:span><text:span text:style-name="T85"> </text:span><text:span text:style-name="T91">=</text:span><text:span text:style-name="T85"> </text:span><text:span text:style-name="T220">CacheConcurrencyStrategy</text:span><text:span text:style-name="T91">.</text:span><text:span text:style-name="T221">READ_ONLY</text:span><text:span text:style-name="T200">)</text:span></text:p>
            <text:p text:style-name="P19"><text:span text:style-name="T222">@Setter</text:span><text:span text:style-name="T223">(</text:span><text:span text:style-name="T219">value</text:span><text:span text:style-name="T85"> </text:span><text:span text:style-name="T91">=</text:span><text:span text:style-name="T85"> </text:span><text:span text:style-name="T220">AccessLevel</text:span><text:span text:style-name="T91">.</text:span><text:span text:style-name="T221">NONE</text:span><text:span text:style-name="T223">)</text:span></text:p>
            <text:p text:style-name="P19"><text:span text:style-name="T222">@OneToMany</text:span><text:span text:style-name="T223">(</text:span><text:span text:style-name="T219">mappedBy</text:span><text:span text:style-name="T85"> </text:span><text:span text:style-name="T91">=</text:span><text:span text:style-name="T85"> </text:span><text:span text:style-name="T224">"pays"</text:span><text:span text:style-name="T91">,</text:span><text:span text:style-name="T85"> </text:span><text:span text:style-name="T219">cascade</text:span><text:span text:style-name="T85"> </text:span><text:span text:style-name="T91">=</text:span><text:span text:style-name="T85"> </text:span><text:span text:style-name="T220">CascadeType</text:span><text:span text:style-name="T91">.</text:span><text:span text:style-name="T221">ALL</text:span><text:span text:style-name="T223">)</text:span></text:p>
            <text:p text:style-name="P19"><text:span text:style-name="T84">private</text:span><text:span text:style-name="T85"> </text:span><text:span text:style-name="T86">Set</text:span><text:span text:style-name="T91">&lt;</text:span><text:span text:style-name="T87">Ville</text:span><text:span text:style-name="T91">&gt;</text:span><text:span text:style-name="T85"> </text:span><text:span text:style-name="T225">villes</text:span><text:span text:style-name="T85"> </text:span><text:span text:style-name="T91">=</text:span><text:span text:style-name="T85"> </text:span><text:span text:style-name="T84">new</text:span><text:span text:style-name="T85"> </text:span><text:span text:style-name="T226">HashSet</text:span><text:span text:style-name="T91">&lt;</text:span><text:span text:style-name="T87">Ville</text:span><text:span text:style-name="T91">&gt;</text:span><text:span text:style-name="T227">()</text:span><text:span text:style-name="T91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2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2">Ex (instance de Pays avec identifiant = 32) :</text:span></text:p>
                <text:p text:style-name="P16"><text:span text:style-name="T228">entityManagerFactory</text:span><text:span text:style-name="T83">.</text:span><text:span text:style-name="T229">getCache</text:span><text:span text:style-name="T230">().</text:span><text:span text:style-name="T229">contains</text:span><text:span text:style-name="T230">(</text:span><text:span text:style-name="T81">Pays</text:span><text:span text:style-name="T83">.</text:span><text:span text:style-name="T75">class</text:span><text:span text:style-name="T83">,</text:span><text:span text:style-name="T76"> </text:span><text:span text:style-name="T231">32</text:span><text:span text:style-name="T230">)</text:span></text:p>
                <text:p text:style-name="P16"><text:span text:style-name="T230"><text:s text:c="5"/></text:span><text:span text:style-name="T230"><text:tab/></text:span><text:span text:style-name="T230"><text:tab/></text:span><text:span text:style-name="T230"><text:tab/></text:span><text:span text:style-name="T230"><text:tab/></text:span><text:span text:style-name="T230">→ </text:span><text:span text:style-name="T230">Renvoie true ou false</text:span></text:p>
              </text:list-item>
              <text:list-item>
                <text:p text:style-name="P7"><text:span text:style-name="T112">Attention : sur internet on propose de passer par la classe CachingProvider → mauvais raccord avec le L2C JPA</text:span></text:p>
              </text:list-item>
              <text:list-item>
                <text:p text:style-name="P7"><text:span text:style-name="T112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2">EhCache permet une configuration fine de la gestion des données en cache</text:span></text:p>
              </text:list-item>
              <text:list-item>
                <text:p text:style-name="P7"><text:span text:style-name="T112">Définition de « regions » avec des propriétés dans le fichier ehcache.xml</text:span></text:p>
              </text:list-item>
              <text:list-item>
                <text:p text:style-name="P7"><text:span text:style-name="T112">Ex : </text:span></text:p>
                <text:p text:style-name="P16"><text:span text:style-name="T232">&lt;</text:span><text:span text:style-name="T233">config</text:span><text:span text:style-name="T232">&gt;</text:span></text:p>
                <text:p text:style-name="P16"><text:span text:style-name="T232"><text:s text:c="4"/></text:span><text:span text:style-name="T232">&lt;</text:span><text:span text:style-name="T234">cache</text:span><text:span text:style-name="T235"> </text:span><text:span text:style-name="T226">alias</text:span><text:span text:style-name="T236">=</text:span><text:span text:style-name="T237">"pays"</text:span><text:span text:style-name="T232">&gt;</text:span></text:p>
                <text:p text:style-name="P16"><text:span text:style-name="T232"><text:s text:c="6"/></text:span><text:span text:style-name="T232">&lt;</text:span><text:span text:style-name="T234">expiry</text:span><text:span text:style-name="T232">&gt;</text:span></text:p>
                <text:p text:style-name="P16"><text:span text:style-name="T232"><text:s text:c="8"/></text:span><text:span text:style-name="T232">&lt;</text:span><text:span text:style-name="T234">tti</text:span><text:span text:style-name="T235"> </text:span><text:span text:style-name="T226">unit</text:span><text:span text:style-name="T236">=</text:span><text:span text:style-name="T237">"seconds"</text:span><text:span text:style-name="T232">&gt;</text:span><text:span text:style-name="T200">300</text:span><text:span text:style-name="T232">&lt;/</text:span><text:span text:style-name="T234">tti</text:span><text:span text:style-name="T232">&gt; //Time To Idle : éviction avant dernière </text:span></text:p>
                <text:p text:style-name="P16"><text:span text:style-name="T232"><text:s text:c="6"/></text:span><text:span text:style-name="T232">&lt;/</text:span><text:span text:style-name="T234">expiry</text:span><text:span text:style-name="T232">&gt; <text:s text:c="21"/>// utilisation. Au choix avec ttl (time to live)</text:span></text:p>
                <text:p text:style-name="P16"><text:span text:style-name="T232"><text:s text:c="6"/></text:span><text:span text:style-name="T232">&lt;</text:span><text:span text:style-name="T234">heap</text:span><text:span text:style-name="T235"> </text:span><text:span text:style-name="T226">unit</text:span><text:span text:style-name="T236">=</text:span><text:span text:style-name="T237">"entries"</text:span><text:span text:style-name="T232">&gt;</text:span><text:span text:style-name="T200">100</text:span><text:span text:style-name="T232">&lt;/</text:span><text:span text:style-name="T234">heap</text:span><text:span text:style-name="T232">&gt; //Nombre d’éléments max mis en cache</text:span></text:p>
                <text:p text:style-name="P16"><text:span text:style-name="T232"><text:s text:c="4"/></text:span><text:span text:style-name="T232">&lt;/</text:span><text:span text:style-name="T234">cache</text:span><text:span text:style-name="T232">&gt;</text:span></text:p>
                <text:p text:style-name="P16"><text:span text:style-name="T232">&lt;/</text:span><text:span text:style-name="T234">config</text:span><text:span text:style-name="T232">&gt;</text:span></text:p>
              </text:list-item>
              <text:list-item>
                <text:p text:style-name="P7"><text:span text:style-name="T112">Ne pas redéfinir les attributs key-type, value-type, laissez les valeurs par défaut</text:span></text:p>
              </text:list-item>
              <text:list-item>
                <text:p text:style-name="P7"><text:span text:style-name="T112">Possibilité de définir des « templates » pour réutilisation des régions</text:span></text:p>
              </text:list-item>
              <text:list-item>
                <text:p text:style-name="P7"><text:span text:style-name="T112">Assez souple, ex : Définition de stockages tiers en cas de dépassement des limites avec off-heap </text:span></text:p>
              </text:list-item>
              <text:list-item>
                <text:p text:style-name="P7"><text:span text:style-name="T112">Doc complète ici : </text:span><text:span text:style-name="T112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3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39">Attention !</text:span><text:span text:style-name="T112"> Bien dimensionner les régions </text:span></text:p>
              </text:list-item>
              <text:list-item>
                <text:p text:style-name="P7"><text:span text:style-name="T112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0">1 - Traitement pour vérifier la présence dans le cache</text:span></text:p>
                        <text:p text:style-name="P14"><text:span text:style-name="T240">2 – Si absence → Requête SQL</text:span></text:p>
                        <text:p text:style-name="P14"><text:span text:style-name="T240">3 - Éviction des anciennes données du cache</text:span></text:p>
                        <text:p text:style-name="P14"><text:span text:style-name="T240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2">3 opérations en plus de la requête au lieu d’une seule</text:span></text:p>
              </text:list-item>
              <text:list-item>
                <text:p text:style-name="P7"><text:span text:style-name="T112">Le cache n’est efficace que si il permet l’économie de requêtes</text:span></text:p>
              </text:list-item>
              <text:list-item>
                <text:p text:style-name="P7"><text:span text:style-name="T112">Plutôt prévoir large pour être tranquille</text:span></text:p>
              </text:list-item>
              <text:list-item>
                <text:p text:style-name="P7"><text:span text:style-name="T112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2">JPA/Hibernate offre la possibilité de mettre en cache le résultat de requête JPQL/HQL</text:span></text:p>
              </text:list-item>
              <text:list-item>
                <text:p text:style-name="P7"><text:span text:style-name="T112">Possibilité aussi avec Spring-Cache</text:span></text:p>
              </text:list-item>
              <text:list-item>
                <text:p text:style-name="P7"><text:span text:style-name="T112">Par défaut, le cache foncitonne lorsqu’on récupère un objet par son identifiant (findById, ou LazyLoading)</text:span></text:p>
              </text:list-item>
              <text:list-item>
                <text:p text:style-name="P7"><text:span text:style-name="T112">Possibilité de mettre en cache le résultat d’une requête portant sur des données de référence</text:span></text:p>
              </text:list-item>
              <text:list-item>
                <text:p text:style-name="P7"><text:span text:style-name="T112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2">Possibilité en mode programmatique :</text:span></text:p>
                <text:p text:style-name="P16"><text:span text:style-name="T200">entity</text:span><text:span text:style-name="T91">.</text:span><text:span text:style-name="T138">createQuery</text:span><text:span text:style-name="T200">(</text:span><text:span text:style-name="T224">"..."</text:span><text:span text:style-name="T200">)</text:span><text:span text:style-name="T91">.</text:span><text:span text:style-name="T138">setParameter</text:span><text:span text:style-name="T200">(</text:span><text:span text:style-name="T224">"nom"</text:span><text:span text:style-name="T91">,</text:span><text:span text:style-name="T85"> </text:span><text:span text:style-name="T224">"France"</text:span><text:span text:style-name="T200">)</text:span><text:span text:style-name="T241">.</text:span><text:span text:style-name="T242">setHint</text:span><text:span text:style-name="T243">(</text:span><text:span text:style-name="T244">"org.hibernate.cacheable"</text:span><text:span text:style-name="T241">,</text:span><text:span text:style-name="T245"> </text:span><text:span text:style-name="T246">true</text:span><text:span text:style-name="T243">)</text:span></text:p>
              </text:list-item>
              <text:list-item>
                <text:p text:style-name="P7"><text:span text:style-name="T112">Possibilité avec des annotations, par ex en combinaison avec Spring-Data :</text:span></text:p>
                <text:p text:style-name="P16"><text:span text:style-name="T247">@QueryHints</text:span><text:span text:style-name="T248">(</text:span><text:span text:style-name="T247">@QueryHint</text:span><text:span text:style-name="T230">(</text:span><text:span text:style-name="T249">name</text:span><text:span text:style-name="T76"> </text:span><text:span text:style-name="T250">=</text:span><text:span text:style-name="T76"> org</text:span><text:span text:style-name="T83">.</text:span><text:span text:style-name="T76">hibernate</text:span><text:span text:style-name="T83">.</text:span><text:span text:style-name="T76">jpa</text:span><text:span text:style-name="T83">.</text:span><text:span text:style-name="T81">QueryHints</text:span><text:span text:style-name="T83">.</text:span><text:span text:style-name="T251">HINT_CACHEABLE</text:span><text:span text:style-name="T250">,</text:span><text:span text:style-name="T76"> </text:span><text:span text:style-name="T249">value</text:span><text:span text:style-name="T76"> </text:span><text:span text:style-name="T250">=</text:span><text:span text:style-name="T76"> </text:span><text:span text:style-name="T252">"true"</text:span><text:span text:style-name="T230">))</text:span></text:p>
                <text:p text:style-name="P16"><text:span text:style-name="T75">public</text:span><text:span text:style-name="T76"> </text:span><text:span text:style-name="T81">Optional</text:span><text:span text:style-name="T230">&lt;</text:span><text:span text:style-name="T79">Pays</text:span><text:span text:style-name="T230">&gt;</text:span><text:span text:style-name="T76"> </text:span><text:span text:style-name="T80">findByNom</text:span><text:span text:style-name="T230">(</text:span><text:span text:style-name="T81">String</text:span><text:span text:style-name="T76"> </text:span><text:span text:style-name="T82">nom</text:span><text:span text:style-name="T230">);</text:span></text:p>
              </text:list-item>
              <text:list-item>
                <text:p text:style-name="P7"><text:span text:style-name="T112">Par défaut les résultats sont stockés dans une région <text:s/>« default-query-results-region »</text:span></text:p>
              </text:list-item>
              <text:list-item>
                <text:p text:style-name="P7"><text:span text:style-name="T112">Possibilité de définir la région du cache à utiliser avec QueryHints.HINT_CACHE_REGION. Ex :</text:span></text:p>
              </text:list-item>
            </text:list>
            <text:p text:style-name="P19"><text:span text:style-name="T247">@QueryHints</text:span><text:span text:style-name="T250">({ </text:span><text:span text:style-name="T247">@QueryHint</text:span><text:span text:style-name="T250">(</text:span><text:span text:style-name="T249">name</text:span><text:span text:style-name="T76"> </text:span><text:span text:style-name="T250">=</text:span><text:span text:style-name="T76"> org</text:span><text:span text:style-name="T83">.</text:span><text:span text:style-name="T76">hibernate</text:span><text:span text:style-name="T83">.</text:span><text:span text:style-name="T76">jpa</text:span><text:span text:style-name="T83">.</text:span><text:span text:style-name="T81">QueryHints</text:span><text:span text:style-name="T83">.</text:span><text:span text:style-name="T251">HINT_CACHEABLE</text:span><text:span text:style-name="T250">,</text:span><text:span text:style-name="T76"> </text:span><text:span text:style-name="T249">value</text:span><text:span text:style-name="T76"> </text:span><text:span text:style-name="T250">=</text:span><text:span text:style-name="T76"> </text:span><text:span text:style-name="T252">"true"</text:span><text:span text:style-name="T250">),</text:span></text:p>
            <text:p text:style-name="P19"><text:span text:style-name="T247">@QueryHint</text:span><text:span text:style-name="T250">(</text:span><text:span text:style-name="T249">name</text:span><text:span text:style-name="T76"> </text:span><text:span text:style-name="T250">=</text:span><text:span text:style-name="T76"> org</text:span><text:span text:style-name="T83">.</text:span><text:span text:style-name="T76">hibernate</text:span><text:span text:style-name="T83">.</text:span><text:span text:style-name="T76">jpa</text:span><text:span text:style-name="T83">.</text:span><text:span text:style-name="T81">QueryHints</text:span><text:span text:style-name="T83">.</text:span><text:span text:style-name="T251">HINT_CACHE_REGION</text:span><text:span text:style-name="T250">,</text:span><text:span text:style-name="T76"> </text:span><text:span text:style-name="T249">value</text:span><text:span text:style-name="T76"> </text:span><text:span text:style-name="T250">=</text:span><text:span text:style-name="T76"> </text:span><text:span text:style-name="T252">"pays_query"</text:span><text:span text:style-name="T250">) })</text:span></text:p>
            <text:p text:style-name="P19"><text:span text:style-name="T75">public</text:span><text:span text:style-name="T76"> </text:span><text:span text:style-name="T77">List</text:span><text:span text:style-name="T250">&lt;</text:span><text:span text:style-name="T79">Pays</text:span><text:span text:style-name="T250">&gt;</text:span><text:span text:style-name="T76"> </text:span><text:span text:style-name="T80">findAll</text:span><text:span text:style-name="T250">();</text:span></text:p>
            <text:list text:continue-numbering="true" text:style-name="L3">
              <text:list-item>
                <text:p text:style-name="P7"><text:span text:style-name="T112">Avec Spring-Data, possibilité de mettre en cache les méthodes CRUD du repository en les surchargeant :</text:span></text:p>
              </text:list-item>
            </text:list>
            <text:p text:style-name="P19"><text:span text:style-name="T247">@QueryHints</text:span><text:span text:style-name="T230">(</text:span><text:span text:style-name="T247">@QueryHint</text:span><text:span text:style-name="T230">(</text:span><text:span text:style-name="T249">name</text:span><text:span text:style-name="T76"> </text:span><text:span text:style-name="T250">= </text:span><text:span text:style-name="T76">org</text:span><text:span text:style-name="T83">.</text:span><text:span text:style-name="T76">hibernate</text:span><text:span text:style-name="T83">.</text:span><text:span text:style-name="T76">jpa</text:span><text:span text:style-name="T83">.</text:span><text:span text:style-name="T81">QueryHints</text:span><text:span text:style-name="T83">.</text:span><text:span text:style-name="T251">HINT_CACHEABLE</text:span><text:span text:style-name="T250">,</text:span><text:span text:style-name="T76"> </text:span><text:span text:style-name="T249">value</text:span><text:span text:style-name="T76"> </text:span><text:span text:style-name="T250">= </text:span><text:span text:style-name="T252">"true"</text:span><text:span text:style-name="T230">))</text:span></text:p>
            <text:p text:style-name="P19"><text:span text:style-name="T75">public</text:span><text:span text:style-name="T76"> </text:span><text:span text:style-name="T77">List</text:span><text:span text:style-name="T230">&lt;</text:span><text:span text:style-name="T79">Pays</text:span><text:span text:style-name="T230">&gt;</text:span><text:span text:style-name="T76"> </text:span><text:span text:style-name="T80">findAll</text:span><text:span text:style-name="T230">();</text:span></text:p>
            <text:p text:style-name="P19"><text:span text:style-name="T25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4"/></text:p>
              </text:list-header>
              <text:list-item>
                <text:p text:style-name="P7"><text:span text:style-name="T254">Outil d’analyse de la mémoire </text:span></text:p>
              </text:list-item>
              <text:list-item>
                <text:p text:style-name="P7"><text:span text:style-name="T254">Réalisation d’un dump via JvisualVM</text:span></text:p>
              </text:list-item>
              <text:list-item>
                <text:p text:style-name="P7"><text:span text:style-name="T254">Chargement dans Eclipse MAT</text:span></text:p>
              </text:list-item>
              <text:list-item>
                <text:p text:style-name="P7"><text:span text:style-name="T254">Privilégier la version stand-alone</text:span></text:p>
              </text:list-item>
              <text:list-item>
                <text:p text:style-name="P7"><text:span text:style-name="T254">De nombreuses fonctionnalités, graphiques, synthèse…</text:span></text:p>
              </text:list-item>
              <text:list-item>
                <text:p text:style-name="P7"><text:span text:style-name="T254">Outil de requête « OQL » pour interroger la mémoire</text:span></text:p>
                <text:p text:style-name="P7"><text:span text:style-name="T25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6" draw:text-style-name="P35" draw:layer="layout" svg:width="15cm" svg:height="6.293cm" svg:x="7.6cm" svg:y="13.8cm">
          <draw:text-box>
            <text:p><text:span text:style-name="T255">Prénom Nom</text:span><text:span text:style-name="T256"> </text:span><text:span text:style-name="T257">Philippe SABAA</text:span></text:p>
            <text:p><text:span text:style-name="T258">Mél : philippe.sabaa@insee.fr</text:span></text:p>
            <text:p><text:span text:style-name="T258"/></text:p>
            <text:p><text:span text:style-name="T258">Avec la participation attentive et bienveillante de </text:span><text:span text:style-name="T259">Valentin Batard</text:span><text:span text:style-name="T258"> (dans le rôle de la MOA)</text:span></text:p>
            <text:p><text:span text:style-name="T258"/></text:p>
            <text:p text:style-name="P22"><text:span text:style-name="T260">Insee</text:span></text:p>
            <text:p text:style-name="P22"><text:span text:style-name="T261">Établissement : </text:span><text:span text:style-name="T262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adornments="Gras" style:font-pitch="variable"/>
    <style:font-face style:name="Arial2" svg:font-family="Arial" style:font-adornments="Gras" style:font-family-generic="modern" style:font-pitch="variable"/>
    <style:font-face style:name="Arial3" svg:font-family="Arial" style:font-adornments="Gras" style:font-family-generic="swiss" style:font-pitch="variable"/>
    <style:font-face style:name="Arial4" svg:font-family="Arial" style:font-family-generic="swiss" style:font-pitch="variable"/>
    <style:font-face style:name="Arial5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nsolas" svg:font-family="Consolas" style:font-family-generic="swiss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adornments="Gras" style:font-family-generic="modern" style:font-pitch="variable"/>
    <style:font-face style:name="Consolas7" svg:font-family="Consolas" style:font-family-generic="system"/>
    <style:font-face style:name="Consolas8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/>
    <style:font-face style:name="Mangal3" svg:font-family="Mangal" style:font-family-generic="system" style:font-pitch="variable"/>
    <style:font-face style:name="Microsoft YaHei" svg:font-family="'Microsoft YaHei'" style:font-family-generic="system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Mangal3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5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Mangal3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4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4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4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4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21H5M44S</meta:editing-duration>
    <meta:editing-cycles>1345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29T18:15:18.011000000</dc:date>
    <dc:creator>Philippe Sabaa</dc:creator>
    <meta:document-statistic meta:object-count="431"/>
  </office:meta>
</office:document-meta>
</file>